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titel}<text:line-break/><text:line-break/>{message}<text:line-break/><text:line-break/>{imag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 Herbst</meta:initial-creator>
    <meta:creation-date>2010-06-29T21:20:32</meta:creation-date>
    <dc:date>2010-06-29T21:21:54</dc:date>
    <dc:creator>Christoph Herbst</dc:creator>
    <meta:editing-duration>PT00H00M2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3" meta:character-count="27"/>
  </office:meta>
</office:document-meta>
</file>